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10.34mm"/>
    </style:style>
    <style:style style:name="co6" style:family="table-column">
      <style:table-column-properties fo:break-before="auto" style:column-width="39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t1" table:style-name="ta1">
        <table:shapes>
          <draw:frame draw:z-index="0" draw:style-name="gr1" draw:text-style-name="P1" svg:width="159.99mm" svg:height="89.99mm" svg:x="7.89mm" svg:y="25.7m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x^3</text:p>
          </table:table-cell>
          <table:table-cell/>
        </table:table-row>
        <table:table-row table:style-name="ro1">
          <table:table-cell office:value-type="string" calcext:value-type="string">
            <text:p>Data are overloaded in the test case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</table:table>
      <table:table table:name="Pot2" table:style-name="ta1">
        <table:shapes>
          <draw:frame draw:z-index="0" draw:style-name="gr1" draw:text-style-name="P1" svg:width="159.99mm" svg:height="89.99mm" svg:x="7.62mm" svg:y="30.74mm">
            <draw:object draw:notify-on-update-of-ranges="Pot2.A3:Pot2.A4 Pot2.B3:Pot2.B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-2x^3</text:p>
          </table:table-cell>
          <table:table-cell/>
        </table:table-row>
        <table:table-row table:style-name="ro1">
          <table:table-cell office:value-type="string" calcext:value-type="string">
            <text:p>Data are overloaded in the test case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4" calcext:value-type="float">
            <text:p>-54</text:p>
          </table:table-cell>
        </table:table-row>
      </table:table>
      <table:table table:name="Lin1" table:style-name="ta1">
        <table:shapes>
          <draw:frame draw:z-index="0" draw:style-name="gr1" draw:text-style-name="P1" svg:width="159.99mm" svg:height="89.99mm" svg:x="10.37mm" svg:y="38.19mm">
            <draw:object draw:notify-on-update-of-ranges="Lin1.A3:Lin1.A4 Lin1.B3:Lin1.B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= -2 X - 5</text:p>
          </table:table-cell>
          <table:table-cell/>
        </table:table-row>
        <table:table-row table:style-name="ro1">
          <table:table-cell office:value-type="string" calcext:value-type="string">
            <text:p>Data are overloaded in the test case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</table:table-row>
      </table:table>
      <table:table table:name="Pol1" table:style-name="ta1">
        <table:shapes>
          <draw:frame draw:z-index="0" draw:style-name="gr1" draw:text-style-name="P1" svg:width="159.99mm" svg:height="89.99mm" svg:x="8.44mm" svg:y="32.08mm">
            <draw:object draw:notify-on-update-of-ranges="Pol1.A3:Pol1.A5 Pol1.B3:Pol1.B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 <text:s/>= -3 X² + 2x - 4</text:p>
          </table:table-cell>
          <table:table-cell/>
        </table:table-row>
        <table:table-row table:style-name="ro1">
          <table:table-cell office:value-type="string" calcext:value-type="string">
            <text:p>Data are overloaded in the test case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3*[.A3]*[.A3]+2*[.A3]-4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3*[.A4]*[.A4]+2*[.A4]-4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3*[.A5]*[.A5]+2*[.A5]-4" office:value-type="float" office:value="-25" calcext:value-type="float">
            <text:p>-25</text:p>
          </table:table-cell>
        </table:table-row>
      </table:table>
      <table:table table:name="Exp1" table:style-name="ta1">
        <table:shapes>
          <draw:frame draw:z-index="0" draw:style-name="gr1" draw:text-style-name="P1" svg:width="159.97mm" svg:height="90.05mm" svg:x="5.77mm" svg:y="40.63mm">
            <draw:object draw:notify-on-update-of-ranges="Exp1.B2:Exp1.B8 Exp1.C2:Exp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Y=C.exp(D.X) with C=2 &amp; D=0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are overloaded in the test case.</text:p>
          </table:table-cell>
          <table:table-cell office:value-type="float" office:value="1" calcext:value-type="float">
            <text:p>1</text:p>
          </table:table-cell>
          <table:table-cell table:formula="of:=2*EXP(0.3*[.B2])" office:value-type="float" office:value="2.69971761515201" calcext:value-type="float">
            <text:p>2,69971761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2*EXP(0.3*[.B3])" office:value-type="float" office:value="3.64423760078102" calcext:value-type="float">
            <text:p>3,64423760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2*EXP(0.3*[.B4])" office:value-type="float" office:value="4.9192062223139" calcext:value-type="float">
            <text:p>4,91920622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2*EXP(0.3*[.B5])" office:value-type="float" office:value="6.6402338454731" calcext:value-type="float">
            <text:p>6,64023384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2*EXP(0.3*[.B6])" office:value-type="float" office:value="8.96337814067613" calcext:value-type="float">
            <text:p>8,9633781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2*EXP(0.3*[.B7])" office:value-type="float" office:value="12.0992949288259" calcext:value-type="float">
            <text:p>12,09929492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2*EXP(0.3*[.B8])" office:value-type="float" office:value="16.3323398251353" calcext:value-type="float">
            <text:p>16,3323398251</text:p>
          </table:table-cell>
          <table:table-cell table:number-columns-repeated="2"/>
        </table:table-row>
      </table:table>
      <table:table table:name="Exp2" table:style-name="ta1">
        <table:shapes>
          <draw:frame draw:z-index="0" draw:style-name="gr1" draw:text-style-name="P1" svg:width="159.97mm" svg:height="90.05mm" svg:x="5.77mm" svg:y="40.63mm">
            <draw:object draw:notify-on-update-of-ranges="Exp2.B2:Exp2.B8 Exp2.C2:Exp2.C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Y=C.exp(D.X) with C=-2 &amp; D=0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are overloaded in the test case.</text:p>
          </table:table-cell>
          <table:table-cell office:value-type="float" office:value="1" calcext:value-type="float">
            <text:p>1</text:p>
          </table:table-cell>
          <table:table-cell table:formula="of:=-2*EXP(0.3*[.B2])" office:value-type="float" office:value="-2.69971761515201" calcext:value-type="float">
            <text:p>-2,69971761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-2*EXP(0.3*[.B3])" office:value-type="float" office:value="-3.64423760078102" calcext:value-type="float">
            <text:p>-3,64423760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-2*EXP(0.3*[.B4])" office:value-type="float" office:value="-4.9192062223139" calcext:value-type="float">
            <text:p>-4,91920622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-2*EXP(0.3*[.B5])" office:value-type="float" office:value="-6.6402338454731" calcext:value-type="float">
            <text:p>-6,64023384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-2*EXP(0.3*[.B6])" office:value-type="float" office:value="-8.96337814067613" calcext:value-type="float">
            <text:p>-8,9633781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-2*EXP(0.3*[.B7])" office:value-type="float" office:value="-12.0992949288259" calcext:value-type="float">
            <text:p>-12,09929492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-2*EXP(0.3*[.B8])" office:value-type="float" office:value="-16.3323398251353" calcext:value-type="float">
            <text:p>-16,33233982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1:32:17.345020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Jung</meta:initial-creator>
    <meta:creation-date>2015-06-21T10:11:21.920130483</meta:creation-date>
    <dc:date>2015-06-22T11:34:01.510230527</dc:date>
    <dc:creator>Philippe Jung</dc:creator>
    <meta:editing-duration>PT27M9S</meta:editing-duration>
    <meta:editing-cycles>8</meta:editing-cycles>
    <meta:generator>LibreOffice/4.4.2.2$Linux_X86_64 LibreOffice_project/c4c7d32d0d49397cad38d62472b0bc8acff48dd6</meta:generator>
    <meta:document-statistic meta:table-count="6" meta:cell-count="6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95cm" svg:y="3.955cm" style:legend-expansion="high" chart:style-name="ch2"/>
        <chart:plot-area chart:style-name="ch3" table:cell-range-address="Exp1.B2:Exp1.C8" svg:x="0.319cm" svg:y="0.18cm" svg:width="10.312cm" svg:height="8.646cm">
          <chartooo:coordinate-region svg:x="0.755cm" svg:y="0.379cm" svg:width="9.59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1.C2:Exp1.C8" chart:class="chart:scatter">
            <chart:domain table:cell-range-address="Exp1.B2:Exp1.B8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p1.B2:Exp1.B8</svg:desc>
                </draw:g>
              </table:table-cell>
              <table:table-cell office:value-type="float" office:value="2.69971761515201">
                <text:p>2.69971761515201</text:p>
                <draw:g>
                  <svg:desc>Exp1.C2:Exp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4423760078102">
                <text:p>3.64423760078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9192062223139">
                <text:p>4.9192062223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6402338454731">
                <text:p>6.6402338454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96337814067613">
                <text:p>8.96337814067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0992949288259">
                <text:p>12.0992949288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.3323398251353">
                <text:p>16.3323398251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6cm" svg:y="3.952cm" style:legend-expansion="high" chart:style-name="ch2"/>
        <chart:plot-area chart:style-name="ch3" table:cell-range-address="Lin1.A3:Lin1.B4" svg:x="0.32cm" svg:y="0.18cm" svg:width="10.92cm" svg:height="8.64cm">
          <chartooo:coordinate-region svg:x="1.047cm" svg:y="0.379cm" svg:width="9.95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n1.B3:Lin1.B4" chart:class="chart:scatter">
            <chart:domain table:cell-range-address="Lin1.A3:Lin1.A4"/>
            <chart:regression-curve chart:style-name="ch7">
              <chart:equation chart:display-equation="true" chart:display-r-square="tru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1.A3:Lin1.A4</svg:desc>
                </draw:g>
              </table:table-cell>
              <table:table-cell office:value-type="float" office:value="-7">
                <text:p>-7</text:p>
                <draw:g>
                  <svg:desc>Lin1.B3:Lin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9">
                <text:p>-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Pot2.A3:Pot2.B4" svg:x="0.32cm" svg:y="0.18cm" svg:width="10.497cm" svg:height="8.64cm">
          <chartooo:coordinate-region svg:x="1.047cm" svg:y="0.379cm" svg:width="9.5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t2.B3:Pot2.B4" chart:class="chart:scatter">
            <chart:domain table:cell-range-address="Pot2.A3:Pot2.A4"/>
            <chart:regression-curve chart:style-name="ch7">
              <chart:equation chart:display-equation="true" chart:display-r-square="tru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t2.A3:Pot2.A4</svg:desc>
                </draw:g>
              </table:table-cell>
              <table:table-cell office:value-type="float" office:value="-2">
                <text:p>-2</text:p>
                <draw:g>
                  <svg:desc>Pot2.B3:Pot2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6">
                <text:p>-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1.137cm" svg:y="3.952cm" style:legend-expansion="high" chart:style-name="ch2"/>
        <chart:plot-area chart:style-name="ch3" chart:data-source-has-labels="both" svg:x="0.32cm" svg:y="0.18cm" svg:width="10.497cm" svg:height="8.64cm">
          <chartooo:coordinate-region svg:x="0.756cm" svg:y="0.379cm" svg:width="9.636cm" svg:height="7.794cm"/>
          <chart:axis chart:dimension="x" chart:name="primary-x" chart:style-name="ch4" chartooo:axis-type="auto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" chart:label-cell-address="local-table.$C$1" chart:class="chart:scatter">
            <chart:domain table:cell-range-address="local-table.$B$2:.$B$3"/>
            <chart:regression-curve chart:style-name="ch7">
              <chart:equation chart:display-equation="true" chart:display-r-square="tru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16cm" svg:y="3.952cm" style:legend-expansion="high" chart:style-name="ch2"/>
        <chart:plot-area chart:style-name="ch3" table:cell-range-address="Pol1.A3:Pol1.B5" svg:x="0.32cm" svg:y="0.18cm" svg:width="10.576cm" svg:height="8.64cm">
          <chartooo:coordinate-region svg:x="1.047cm" svg:y="0.378cm" svg:width="9.609cm" svg:height="8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l1.B3:Pol1.B5" chart:class="chart:scatter">
            <chart:domain table:cell-range-address="Pol1.A3:Pol1.A5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l1.A3:Pol1.A5</svg:desc>
                </draw:g>
              </table:table-cell>
              <table:table-cell office:value-type="float" office:value="-5">
                <text:p>-5</text:p>
                <draw:g>
                  <svg:desc>Pol1.B3:Pol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95cm" svg:y="3.955cm" style:legend-expansion="high" chart:style-name="ch2"/>
        <chart:plot-area chart:style-name="ch3" table:cell-range-address="Exp2.B2:Exp2.C8" svg:x="0.319cm" svg:y="0.18cm" svg:width="10.312cm" svg:height="8.646cm">
          <chartooo:coordinate-region svg:x="1.046cm" svg:y="0.379cm" svg:width="9.491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2.C2:Exp2.C8" chart:class="chart:scatter">
            <chart:domain table:cell-range-address="Exp2.B2:Exp2.B8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p2.B2:Exp2.B8</svg:desc>
                </draw:g>
              </table:table-cell>
              <table:table-cell office:value-type="float" office:value="-2.69971761515201">
                <text:p>-2.69971761515201</text:p>
                <draw:g>
                  <svg:desc>Exp2.C2:Exp2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3.64423760078102">
                <text:p>-3.64423760078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4.9192062223139">
                <text:p>-4.9192062223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6.6402338454731">
                <text:p>-6.6402338454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8.96337814067613">
                <text:p>-8.96337814067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2.0992949288259">
                <text:p>-12.0992949288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6.3323398251353">
                <text:p>-16.33233982513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